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Arial"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2"/>
        <table:table-row table:style-name="ro1">
          <table:table-cell table:style-name="ce1"/>
          <table:table-cell table:number-columns-repeated="2"/>
          <table:table-cell office:value-type="string">
            <text:p>pardiso</text:p>
          </table:table-cell>
          <table:table-cell office:value-type="string">
            <text:p>umfpack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utm300</text:p>
          </table:table-cell>
          <table:table-cell office:value-type="float" office:value="300">
            <text:p>300</text:p>
          </table:table-cell>
          <table:table-cell office:value-type="float" office:value="3155">
            <text:p>3155</text:p>
          </table:table-cell>
          <table:table-cell table:number-columns-repeated="2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graham1</text:p>
          </table:table-cell>
          <table:table-cell office:value-type="float" office:value="9035">
            <text:p>9035</text:p>
          </table:table-cell>
          <table:table-cell office:value-type="float" office:value="335504">
            <text:p>335504</text:p>
          </table:table-cell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scircuit</text:p>
          </table:table-cell>
          <table:table-cell office:value-type="float" office:value="170998">
            <text:p>170998</text:p>
          </table:table-cell>
          <table:table-cell office:value-type="float" office:value="958936">
            <text:p>958936</text:p>
          </table:table-cell>
          <table:table-cell table:number-columns-repeated="2" office:value-type="float" office:value="6">
            <text:p>6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trans5</text:p>
          </table:table-cell>
          <table:table-cell office:value-type="float" office:value="116835">
            <text:p>116835</text:p>
          </table:table-cell>
          <table:table-cell office:value-type="float" office:value="766396">
            <text:p>76639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ecl32</text:p>
          </table:table-cell>
          <table:table-cell office:value-type="float" office:value="51993">
            <text:p>51993</text:p>
          </table:table-cell>
          <table:table-cell office:value-type="float" office:value="380415">
            <text:p>38041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rajat30</text:p>
          </table:table-cell>
          <table:table-cell office:value-type="float" office:value="643994">
            <text:p>643994</text:p>
          </table:table-cell>
          <table:table-cell office:value-type="float" office:value="6175377">
            <text:p>617537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torso1</text:p>
          </table:table-cell>
          <table:table-cell office:value-type="float" office:value="116158">
            <text:p>116158</text:p>
          </table:table-cell>
          <table:table-cell office:value-type="float" office:value="8516500">
            <text:p>8516500</text:p>
          </table:table-cell>
          <table:table-cell office:value-type="float" office:value="54">
            <text:p>54</text:p>
          </table:table-cell>
          <table:table-cell office:value-type="float" office:value="81">
            <text:p>81</text:p>
          </table:table-cell>
          <table:table-cell table:number-columns-repeated="251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>
            <draw:frame table:end-cell-address="Sheet1.F27" table:end-x="0.7in" table:end-y="0.063in" draw:z-index="0" draw:style-name="gr1" svg:width="4.8823in" svg:height="2.7555in" svg:x="0.2626in" svg:y="0.1535in">
              <draw:object draw:notify-on-update-of-ranges="Sheet1.A2:Sheet1.A8 Sheet1.D1:Sheet1.D1 Sheet1.D2:Sheet1.D8 Sheet1.E1:Sheet1.E1 Sheet1.E2:Sheet1.E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2">
          <table:table-cell table:style-name="ce1"/>
          <table:table-cell table:number-columns-repeated="255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1">12/21/2007</text:date>, <text:time>01:1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iro</meta:initial-creator>
    <meta:creation-date>2007-11-13T20:43:10</meta:creation-date>
    <dc:creator>miro</dc:creator>
    <dc:date>2007-12-21T01:11:17</dc:date>
    <meta:editing-cycles>3</meta:editing-cycles>
    <meta:editing-duration>PT1H21M55S</meta:editing-duration>
    <meta:user-defined meta:name="Info 1"/>
    <meta:user-defined meta:name="Info 2"/>
    <meta:user-defined meta:name="Info 3"/>
    <meta:user-defined meta:name="Info 4"/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5.58334255218506pt" style:font-size-asian="5.58334255218506pt" style:font-size-complex="5.58334255218506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draw:stroke="dash" draw:stroke-dash="Ultrafine_20_Dashed" svg:stroke-color="#b3b3b3"/>
    </style:style>
    <style:style style:name="ch7" style:family="chart">
      <style:graphic-properties draw:fill-color="#ffd320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draw:stroke-dash="Ultrafine_20_Dashe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402cm" svg:height="7cm" chart:class="chart:bar" chart:style-name="ch1">
        <chart:legend chart:legend-position="end" svg:x="11.205cm" svg:y="3.03cm" chart:style-name="ch2"/>
        <chart:plot-area chart:style-name="ch3" table:cell-range-address="Sheet1.A1:Sheet1.A8 Sheet1.D1:Sheet1.E8" chart:data-source-has-labels="both" svg:x="0.247cm" svg:y="0.14cm" svg:width="11.092cm" svg:height="6.575cm">
          <chart:axis chart:dimension="x" chart:name="primary-x" chart:style-name="ch4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8" chart:label-cell-address="Sheet1.D1:Sheet1.D1" chart:class="chart:bar">
            <chart:data-point chart:repeated="7"/>
          </chart:series>
          <chart:series chart:style-name="ch8" chart:values-cell-range-address="Sheet1.E2:Sheet1.E8" chart:label-cell-address="Sheet1.E1:Sheet1.E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diso</text:p>
              </table:table-cell>
              <table:table-cell office:value-type="string">
                <text:p>umfpack</text:p>
              </table:table-cell>
            </table:table-row>
          </table:table-header-rows>
          <table:table-rows>
            <table:table-row>
              <table:table-cell office:value-type="string">
                <text:p>utm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aham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ircuit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rans5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ecl32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ajat3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rso1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